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660.53pt" svg:height="317.74pt" svg:x="251.12pt" svg:y="9.04pt">
            <loext:p draw:notify-on-update-of-ranges="results.A1:results.A50 results.B1:results.B50 results.D1:results.D50 results.C1:results.C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1526" calcext:value-type="float">
            <text:p>0.011526</text:p>
          </table:table-cell>
          <table:table-cell office:value-type="float" office:value="0.016178" calcext:value-type="float">
            <text:p>0.016178</text:p>
          </table:table-cell>
          <table:table-cell office:value-type="float" office:value="0.011227" calcext:value-type="float">
            <text:p>0.0112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6548" calcext:value-type="float">
            <text:p>0.016548</text:p>
          </table:table-cell>
          <table:table-cell office:value-type="float" office:value="0.023111" calcext:value-type="float">
            <text:p>0.023111</text:p>
          </table:table-cell>
          <table:table-cell office:value-type="float" office:value="0.014914" calcext:value-type="float">
            <text:p>0.0149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2407" calcext:value-type="float">
            <text:p>0.022407</text:p>
          </table:table-cell>
          <table:table-cell office:value-type="float" office:value="0.029384" calcext:value-type="float">
            <text:p>0.029384</text:p>
          </table:table-cell>
          <table:table-cell office:value-type="float" office:value="0.019237" calcext:value-type="float">
            <text:p>0.0192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5141" calcext:value-type="float">
            <text:p>0.025141</text:p>
          </table:table-cell>
          <table:table-cell office:value-type="float" office:value="0.035787" calcext:value-type="float">
            <text:p>0.035787</text:p>
          </table:table-cell>
          <table:table-cell office:value-type="float" office:value="0.024484" calcext:value-type="float">
            <text:p>0.0244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1166" calcext:value-type="float">
            <text:p>0.031166</text:p>
          </table:table-cell>
          <table:table-cell office:value-type="float" office:value="0.044603" calcext:value-type="float">
            <text:p>0.044603</text:p>
          </table:table-cell>
          <table:table-cell office:value-type="float" office:value="0.029825" calcext:value-type="float">
            <text:p>0.0298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0953" calcext:value-type="float">
            <text:p>0.020953</text:p>
          </table:table-cell>
          <table:table-cell office:value-type="float" office:value="0.030657" calcext:value-type="float">
            <text:p>0.030657</text:p>
          </table:table-cell>
          <table:table-cell office:value-type="float" office:value="0.030141" calcext:value-type="float">
            <text:p>0.0301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47502" calcext:value-type="float">
            <text:p>0.047502</text:p>
          </table:table-cell>
          <table:table-cell office:value-type="float" office:value="0.066139" calcext:value-type="float">
            <text:p>0.066139</text:p>
          </table:table-cell>
          <table:table-cell office:value-type="float" office:value="0.04393" calcext:value-type="float">
            <text:p>0.043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7197" calcext:value-type="float">
            <text:p>0.047197</text:p>
          </table:table-cell>
          <table:table-cell office:value-type="float" office:value="0.074719" calcext:value-type="float">
            <text:p>0.074719</text:p>
          </table:table-cell>
          <table:table-cell office:value-type="float" office:value="0.052468" calcext:value-type="float">
            <text:p>0.0524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6618" calcext:value-type="float">
            <text:p>0.036618</text:p>
          </table:table-cell>
          <table:table-cell office:value-type="float" office:value="0.053754" calcext:value-type="float">
            <text:p>0.053754</text:p>
          </table:table-cell>
          <table:table-cell office:value-type="float" office:value="0.039348" calcext:value-type="float">
            <text:p>0.0393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4078" calcext:value-type="float">
            <text:p>0.04078</text:p>
          </table:table-cell>
          <table:table-cell office:value-type="float" office:value="0.061196" calcext:value-type="float">
            <text:p>0.061196</text:p>
          </table:table-cell>
          <table:table-cell office:value-type="float" office:value="0.041102" calcext:value-type="float">
            <text:p>0.0411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7502" calcext:value-type="float">
            <text:p>0.047502</text:p>
          </table:table-cell>
          <table:table-cell office:value-type="float" office:value="0.070212" calcext:value-type="float">
            <text:p>0.070212</text:p>
          </table:table-cell>
          <table:table-cell office:value-type="float" office:value="0.04788" calcext:value-type="float">
            <text:p>0.047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55703" calcext:value-type="float">
            <text:p>0.055703</text:p>
          </table:table-cell>
          <table:table-cell office:value-type="float" office:value="0.081142" calcext:value-type="float">
            <text:p>0.081142</text:p>
          </table:table-cell>
          <table:table-cell office:value-type="float" office:value="0.055812" calcext:value-type="float">
            <text:p>0.0558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63455" calcext:value-type="float">
            <text:p>0.063455</text:p>
          </table:table-cell>
          <table:table-cell office:value-type="float" office:value="0.094234" calcext:value-type="float">
            <text:p>0.094234</text:p>
          </table:table-cell>
          <table:table-cell office:value-type="float" office:value="0.063749" calcext:value-type="float">
            <text:p>0.06374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2837" calcext:value-type="float">
            <text:p>0.072837</text:p>
          </table:table-cell>
          <table:table-cell office:value-type="float" office:value="0.113243" calcext:value-type="float">
            <text:p>0.113243</text:p>
          </table:table-cell>
          <table:table-cell office:value-type="float" office:value="0.07279" calcext:value-type="float">
            <text:p>0.072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2701" calcext:value-type="float">
            <text:p>0.082701</text:p>
          </table:table-cell>
          <table:table-cell office:value-type="float" office:value="0.124367" calcext:value-type="float">
            <text:p>0.124367</text:p>
          </table:table-cell>
          <table:table-cell office:value-type="float" office:value="0.083508" calcext:value-type="float">
            <text:p>0.0835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13873" calcext:value-type="float">
            <text:p>0.13873</text:p>
          </table:table-cell>
          <table:table-cell office:value-type="float" office:value="0.094415" calcext:value-type="float">
            <text:p>0.0944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09265" calcext:value-type="float">
            <text:p>0.109265</text:p>
          </table:table-cell>
          <table:table-cell office:value-type="float" office:value="0.156738" calcext:value-type="float">
            <text:p>0.156738</text:p>
          </table:table-cell>
          <table:table-cell office:value-type="float" office:value="0.104732" calcext:value-type="float">
            <text:p>0.10473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24861" calcext:value-type="float">
            <text:p>0.124861</text:p>
          </table:table-cell>
          <table:table-cell office:value-type="float" office:value="0.173427" calcext:value-type="float">
            <text:p>0.173427</text:p>
          </table:table-cell>
          <table:table-cell office:value-type="float" office:value="0.117486" calcext:value-type="float">
            <text:p>0.1174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55435" calcext:value-type="float">
            <text:p>0.155435</text:p>
          </table:table-cell>
          <table:table-cell office:value-type="float" office:value="0.230061" calcext:value-type="float">
            <text:p>0.230061</text:p>
          </table:table-cell>
          <table:table-cell office:value-type="float" office:value="0.234184" calcext:value-type="float">
            <text:p>0.2341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23664" calcext:value-type="float">
            <text:p>0.223664</text:p>
          </table:table-cell>
          <table:table-cell office:value-type="float" office:value="0.228674" calcext:value-type="float">
            <text:p>0.228674</text:p>
          </table:table-cell>
          <table:table-cell office:value-type="float" office:value="0.147703" calcext:value-type="float">
            <text:p>0.1477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76698" calcext:value-type="float">
            <text:p>0.176698</text:p>
          </table:table-cell>
          <table:table-cell office:value-type="float" office:value="0.238124" calcext:value-type="float">
            <text:p>0.238124</text:p>
          </table:table-cell>
          <table:table-cell office:value-type="float" office:value="0.160735" calcext:value-type="float">
            <text:p>0.1607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96769" calcext:value-type="float">
            <text:p>0.196769</text:p>
          </table:table-cell>
          <table:table-cell office:value-type="float" office:value="0.265735" calcext:value-type="float">
            <text:p>0.265735</text:p>
          </table:table-cell>
          <table:table-cell office:value-type="float" office:value="0.177133" calcext:value-type="float">
            <text:p>0.1771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30652" calcext:value-type="float">
            <text:p>0.230652</text:p>
          </table:table-cell>
          <table:table-cell office:value-type="float" office:value="0.293651" calcext:value-type="float">
            <text:p>0.293651</text:p>
          </table:table-cell>
          <table:table-cell office:value-type="float" office:value="0.196272" calcext:value-type="float">
            <text:p>0.19627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34864" calcext:value-type="float">
            <text:p>0.234864</text:p>
          </table:table-cell>
          <table:table-cell office:value-type="float" office:value="0.323915" calcext:value-type="float">
            <text:p>0.323915</text:p>
          </table:table-cell>
          <table:table-cell office:value-type="float" office:value="0.215478" calcext:value-type="float">
            <text:p>0.21547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66903" calcext:value-type="float">
            <text:p>0.266903</text:p>
          </table:table-cell>
          <table:table-cell office:value-type="float" office:value="0.348702" calcext:value-type="float">
            <text:p>0.348702</text:p>
          </table:table-cell>
          <table:table-cell office:value-type="float" office:value="0.234043" calcext:value-type="float">
            <text:p>0.2340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85575" calcext:value-type="float">
            <text:p>0.285575</text:p>
          </table:table-cell>
          <table:table-cell office:value-type="float" office:value="0.379803" calcext:value-type="float">
            <text:p>0.379803</text:p>
          </table:table-cell>
          <table:table-cell office:value-type="float" office:value="0.25521" calcext:value-type="float">
            <text:p>0.255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38363" calcext:value-type="float">
            <text:p>0.338363</text:p>
          </table:table-cell>
          <table:table-cell office:value-type="float" office:value="0.411126" calcext:value-type="float">
            <text:p>0.411126</text:p>
          </table:table-cell>
          <table:table-cell office:value-type="float" office:value="0.278203" calcext:value-type="float">
            <text:p>0.27820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42852" calcext:value-type="float">
            <text:p>0.342852</text:p>
          </table:table-cell>
          <table:table-cell office:value-type="float" office:value="0.449277" calcext:value-type="float">
            <text:p>0.449277</text:p>
          </table:table-cell>
          <table:table-cell office:value-type="float" office:value="0.306868" calcext:value-type="float">
            <text:p>0.30686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79765" calcext:value-type="float">
            <text:p>0.379765</text:p>
          </table:table-cell>
          <table:table-cell office:value-type="float" office:value="0.497701" calcext:value-type="float">
            <text:p>0.497701</text:p>
          </table:table-cell>
          <table:table-cell office:value-type="float" office:value="0.325457" calcext:value-type="float">
            <text:p>0.32545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42813" calcext:value-type="float">
            <text:p>0.42813</text:p>
          </table:table-cell>
          <table:table-cell office:value-type="float" office:value="0.525194" calcext:value-type="float">
            <text:p>0.525194</text:p>
          </table:table-cell>
          <table:table-cell office:value-type="float" office:value="0.352531" calcext:value-type="float">
            <text:p>0.3525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39286" calcext:value-type="float">
            <text:p>0.439286</text:p>
          </table:table-cell>
          <table:table-cell office:value-type="float" office:value="0.563277" calcext:value-type="float">
            <text:p>0.563277</text:p>
          </table:table-cell>
          <table:table-cell office:value-type="float" office:value="0.381538" calcext:value-type="float">
            <text:p>0.38153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500677" calcext:value-type="float">
            <text:p>0.500677</text:p>
          </table:table-cell>
          <table:table-cell office:value-type="float" office:value="0.609825" calcext:value-type="float">
            <text:p>0.609825</text:p>
          </table:table-cell>
          <table:table-cell office:value-type="float" office:value="0.408676" calcext:value-type="float">
            <text:p>0.40867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05514" calcext:value-type="float">
            <text:p>0.605514</text:p>
          </table:table-cell>
          <table:table-cell office:value-type="float" office:value="0.673285" calcext:value-type="float">
            <text:p>0.673285</text:p>
          </table:table-cell>
          <table:table-cell office:value-type="float" office:value="0.452633" calcext:value-type="float">
            <text:p>0.45263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81914" calcext:value-type="float">
            <text:p>0.581914</text:p>
          </table:table-cell>
          <table:table-cell office:value-type="float" office:value="0.705794" calcext:value-type="float">
            <text:p>0.705794</text:p>
          </table:table-cell>
          <table:table-cell office:value-type="float" office:value="0.471156" calcext:value-type="float">
            <text:p>0.4711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591098" calcext:value-type="float">
            <text:p>0.591098</text:p>
          </table:table-cell>
          <table:table-cell office:value-type="float" office:value="0.775561" calcext:value-type="float">
            <text:p>0.775561</text:p>
          </table:table-cell>
          <table:table-cell office:value-type="float" office:value="0.507967" calcext:value-type="float">
            <text:p>0.5079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74339" calcext:value-type="float">
            <text:p>0.674339</text:p>
          </table:table-cell>
          <table:table-cell office:value-type="float" office:value="0.815906" calcext:value-type="float">
            <text:p>0.815906</text:p>
          </table:table-cell>
          <table:table-cell office:value-type="float" office:value="0.542254" calcext:value-type="float">
            <text:p>0.5422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760024" calcext:value-type="float">
            <text:p>0.760024</text:p>
          </table:table-cell>
          <table:table-cell office:value-type="float" office:value="0.860636" calcext:value-type="float">
            <text:p>0.860636</text:p>
          </table:table-cell>
          <table:table-cell office:value-type="float" office:value="0.715496" calcext:value-type="float">
            <text:p>0.71549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748514" calcext:value-type="float">
            <text:p>0.748514</text:p>
          </table:table-cell>
          <table:table-cell office:value-type="float" office:value="0.943015" calcext:value-type="float">
            <text:p>0.943015</text:p>
          </table:table-cell>
          <table:table-cell office:value-type="float" office:value="0.61606" calcext:value-type="float">
            <text:p>0.616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801801" calcext:value-type="float">
            <text:p>0.801801</text:p>
          </table:table-cell>
          <table:table-cell office:value-type="float" office:value="0.976518" calcext:value-type="float">
            <text:p>0.976518</text:p>
          </table:table-cell>
          <table:table-cell office:value-type="float" office:value="0.702615" calcext:value-type="float">
            <text:p>0.70261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872566" calcext:value-type="float">
            <text:p>0.872566</text:p>
          </table:table-cell>
          <table:table-cell office:value-type="float" office:value="1.08125" calcext:value-type="float">
            <text:p>1.08125</text:p>
          </table:table-cell>
          <table:table-cell office:value-type="float" office:value="0.826605" calcext:value-type="float">
            <text:p>0.8266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9685" calcext:value-type="float">
            <text:p>1.19685</text:p>
          </table:table-cell>
          <table:table-cell office:value-type="float" office:value="1.21223" calcext:value-type="float">
            <text:p>1.21223</text:p>
          </table:table-cell>
          <table:table-cell office:value-type="float" office:value="0.785621" calcext:value-type="float">
            <text:p>0.78562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13833" calcext:value-type="float">
            <text:p>1.13833</text:p>
          </table:table-cell>
          <table:table-cell office:value-type="float" office:value="1.31621" calcext:value-type="float">
            <text:p>1.31621</text:p>
          </table:table-cell>
          <table:table-cell office:value-type="float" office:value="0.906108" calcext:value-type="float">
            <text:p>0.90610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06493" calcext:value-type="float">
            <text:p>1.06493</text:p>
          </table:table-cell>
          <table:table-cell office:value-type="float" office:value="1.37964" calcext:value-type="float">
            <text:p>1.37964</text:p>
          </table:table-cell>
          <table:table-cell office:value-type="float" office:value="0.936647" calcext:value-type="float">
            <text:p>0.9366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20056" calcext:value-type="float">
            <text:p>1.20056</text:p>
          </table:table-cell>
          <table:table-cell office:value-type="float" office:value="1.41396" calcext:value-type="float">
            <text:p>1.41396</text:p>
          </table:table-cell>
          <table:table-cell office:value-type="float" office:value="0.885359" calcext:value-type="float">
            <text:p>0.88535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14473" calcext:value-type="float">
            <text:p>1.14473</text:p>
          </table:table-cell>
          <table:table-cell office:value-type="float" office:value="1.40158" calcext:value-type="float">
            <text:p>1.40158</text:p>
          </table:table-cell>
          <table:table-cell office:value-type="float" office:value="0.93416" calcext:value-type="float">
            <text:p>0.934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21448" calcext:value-type="float">
            <text:p>1.21448</text:p>
          </table:table-cell>
          <table:table-cell office:value-type="float" office:value="1.47626" calcext:value-type="float">
            <text:p>1.47626</text:p>
          </table:table-cell>
          <table:table-cell office:value-type="float" office:value="0.985192" calcext:value-type="float">
            <text:p>0.98519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26103" calcext:value-type="float">
            <text:p>1.26103</text:p>
          </table:table-cell>
          <table:table-cell office:value-type="float" office:value="1.55224" calcext:value-type="float">
            <text:p>1.55224</text:p>
          </table:table-cell>
          <table:table-cell office:value-type="float" office:value="1.05412" calcext:value-type="float">
            <text:p>1.0541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37026" calcext:value-type="float">
            <text:p>1.37026</text:p>
          </table:table-cell>
          <table:table-cell office:value-type="float" office:value="1.64421" calcext:value-type="float">
            <text:p>1.64421</text:p>
          </table:table-cell>
          <table:table-cell office:value-type="float" office:value="1.09639" calcext:value-type="float">
            <text:p>1.0963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5337" calcext:value-type="float">
            <text:p>1.45337</text:p>
          </table:table-cell>
          <table:table-cell office:value-type="float" office:value="1.73963" calcext:value-type="float">
            <text:p>1.73963</text:p>
          </table:table-cell>
          <table:table-cell office:value-type="float" office:value="1.15388" calcext:value-type="float">
            <text:p>1.1538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55409" calcext:value-type="float">
            <text:p>1.55409</text:p>
          </table:table-cell>
          <table:table-cell office:value-type="float" office:value="1.89515" calcext:value-type="float">
            <text:p>1.89515</text:p>
          </table:table-cell>
          <table:table-cell office:value-type="float" office:value="1.27164" calcext:value-type="float">
            <text:p>1.27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4T19:53:36.690260203</dc:date>
    <meta:editing-duration>PT13M32S</meta:editing-duration>
    <meta:editing-cycles>1</meta:editing-cycles>
    <meta:document-statistic meta:table-count="1" meta:cell-count="2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03cm" svg:height="11.21cm" xlink:href=".." xlink:type="simple" chart:class="chart:line" chart:style-name="ch1">
        <chart:legend chart:legend-position="end" svg:x="20.61cm" svg:y="4.808cm" style:legend-expansion="high" chart:style-name="ch2"/>
        <chart:plot-area chart:style-name="ch3" table:cell-range-address="results.A1:results.D50" chart:data-source-has-labels="both" svg:x="1.477cm" svg:y="0.224cm" svg:width="18.667cm" svg:height="9.781cm">
          <chartooo:coordinate-region svg:x="2.204cm" svg:y="0.345cm" svg:width="17.94cm" svg:height="8.658cm"/>
          <chart:axis chart:dimension="x" chart:name="primary-x" chart:style-name="ch4" chartooo:axis-type="auto">
            <chartooo:date-scale/>
            <chart:title svg:x="10.66cm" svg:y="10.229cm" chart:style-name="ch5">
              <text:p>n</text:p>
            </chart:title>
            <chart:categories table:cell-range-address="results.A1:results.A50"/>
          </chart:axis>
          <chart:axis chart:dimension="y" chart:name="primary-y" chart:style-name="ch4">
            <chart:title svg:x="0.451cm" svg:y="5.476cm" chart:style-name="ch6">
              <text:p>time</text:p>
            </chart:title>
            <chart:grid chart:style-name="ch7" chart:class="major"/>
          </chart:axis>
          <chart:series chart:style-name="ch8" chart:values-cell-range-address="results.B1:results.B50" loext:label-string="simple" chart:class="chart:line">
            <chart:data-point chart:repeated="50"/>
          </chart:series>
          <chart:series chart:style-name="ch9" chart:values-cell-range-address="results.D1:results.D50" loext:label-string="swapped" chart:class="chart:line">
            <chart:data-point chart:repeated="50"/>
          </chart:series>
          <chart:series chart:style-name="ch10" chart:values-cell-range-address="results.C1:results.C50" loext:label-string="blocks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</table:table-cell>
              <table:table-cell office:value-type="string">
                <text:p>swapped</text:p>
              </table:table-cell>
              <table:table-cell office:value-type="string">
                <text:p>blocks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sults.A1:results.A50</svg:desc>
                </draw:g>
              </table:table-cell>
              <table:table-cell office:value-type="float" office:value="0.011526">
                <text:p>0.011526</text:p>
                <draw:g>
                  <svg:desc>results.B1:results.B50</svg:desc>
                </draw:g>
              </table:table-cell>
              <table:table-cell office:value-type="float" office:value="0.011227">
                <text:p>0.011227</text:p>
                <draw:g>
                  <svg:desc>results.D1:results.D50</svg:desc>
                </draw:g>
              </table:table-cell>
              <table:table-cell office:value-type="float" office:value="0.016178">
                <text:p>0.016178</text:p>
                <draw:g>
                  <svg:desc>results.C1:results.C50</svg:desc>
                </draw:g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6548">
                <text:p>0.016548</text:p>
              </table:table-cell>
              <table:table-cell office:value-type="float" office:value="0.014914">
                <text:p>0.014914</text:p>
              </table:table-cell>
              <table:table-cell office:value-type="float" office:value="0.023111">
                <text:p>0.0231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2407">
                <text:p>0.022407</text:p>
              </table:table-cell>
              <table:table-cell office:value-type="float" office:value="0.019237">
                <text:p>0.019237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5141">
                <text:p>0.025141</text:p>
              </table:table-cell>
              <table:table-cell office:value-type="float" office:value="0.024484">
                <text:p>0.024484</text:p>
              </table:table-cell>
              <table:table-cell office:value-type="float" office:value="0.035787">
                <text:p>0.0357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31166">
                <text:p>0.031166</text:p>
              </table:table-cell>
              <table:table-cell office:value-type="float" office:value="0.029825">
                <text:p>0.029825</text:p>
              </table:table-cell>
              <table:table-cell office:value-type="float" office:value="0.044603">
                <text:p>0.04460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0953">
                <text:p>0.020953</text:p>
              </table:table-cell>
              <table:table-cell office:value-type="float" office:value="0.030141">
                <text:p>0.030141</text:p>
              </table:table-cell>
              <table:table-cell office:value-type="float" office:value="0.030657">
                <text:p>0.03065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47502">
                <text:p>0.047502</text:p>
              </table:table-cell>
              <table:table-cell office:value-type="float" office:value="0.04393">
                <text:p>0.04393</text:p>
              </table:table-cell>
              <table:table-cell office:value-type="float" office:value="0.066139">
                <text:p>0.06613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47197">
                <text:p>0.047197</text:p>
              </table:table-cell>
              <table:table-cell office:value-type="float" office:value="0.052468">
                <text:p>0.052468</text:p>
              </table:table-cell>
              <table:table-cell office:value-type="float" office:value="0.074719">
                <text:p>0.07471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36618">
                <text:p>0.036618</text:p>
              </table:table-cell>
              <table:table-cell office:value-type="float" office:value="0.039348">
                <text:p>0.039348</text:p>
              </table:table-cell>
              <table:table-cell office:value-type="float" office:value="0.053754">
                <text:p>0.05375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4078">
                <text:p>0.04078</text:p>
              </table:table-cell>
              <table:table-cell office:value-type="float" office:value="0.041102">
                <text:p>0.041102</text:p>
              </table:table-cell>
              <table:table-cell office:value-type="float" office:value="0.061196">
                <text:p>0.0611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7502">
                <text:p>0.047502</text:p>
              </table:table-cell>
              <table:table-cell office:value-type="float" office:value="0.04788">
                <text:p>0.04788</text:p>
              </table:table-cell>
              <table:table-cell office:value-type="float" office:value="0.070212">
                <text:p>0.07021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55703">
                <text:p>0.055703</text:p>
              </table:table-cell>
              <table:table-cell office:value-type="float" office:value="0.055812">
                <text:p>0.055812</text:p>
              </table:table-cell>
              <table:table-cell office:value-type="float" office:value="0.081142">
                <text:p>0.08114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63455">
                <text:p>0.063455</text:p>
              </table:table-cell>
              <table:table-cell office:value-type="float" office:value="0.063749">
                <text:p>0.063749</text:p>
              </table:table-cell>
              <table:table-cell office:value-type="float" office:value="0.094234">
                <text:p>0.0942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72837">
                <text:p>0.072837</text:p>
              </table:table-cell>
              <table:table-cell office:value-type="float" office:value="0.07279">
                <text:p>0.07279</text:p>
              </table:table-cell>
              <table:table-cell office:value-type="float" office:value="0.113243">
                <text:p>0.11324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82701">
                <text:p>0.082701</text:p>
              </table:table-cell>
              <table:table-cell office:value-type="float" office:value="0.083508">
                <text:p>0.083508</text:p>
              </table:table-cell>
              <table:table-cell office:value-type="float" office:value="0.124367">
                <text:p>0.1243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9537">
                <text:p>0.09537</text:p>
              </table:table-cell>
              <table:table-cell office:value-type="float" office:value="0.094415">
                <text:p>0.094415</text:p>
              </table:table-cell>
              <table:table-cell office:value-type="float" office:value="0.13873">
                <text:p>0.1387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109265">
                <text:p>0.109265</text:p>
              </table:table-cell>
              <table:table-cell office:value-type="float" office:value="0.104732">
                <text:p>0.104732</text:p>
              </table:table-cell>
              <table:table-cell office:value-type="float" office:value="0.156738">
                <text:p>0.15673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124861">
                <text:p>0.124861</text:p>
              </table:table-cell>
              <table:table-cell office:value-type="float" office:value="0.117486">
                <text:p>0.117486</text:p>
              </table:table-cell>
              <table:table-cell office:value-type="float" office:value="0.173427">
                <text:p>0.17342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55435">
                <text:p>0.155435</text:p>
              </table:table-cell>
              <table:table-cell office:value-type="float" office:value="0.234184">
                <text:p>0.234184</text:p>
              </table:table-cell>
              <table:table-cell office:value-type="float" office:value="0.230061">
                <text:p>0.2300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223664">
                <text:p>0.223664</text:p>
              </table:table-cell>
              <table:table-cell office:value-type="float" office:value="0.147703">
                <text:p>0.147703</text:p>
              </table:table-cell>
              <table:table-cell office:value-type="float" office:value="0.228674">
                <text:p>0.22867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76698">
                <text:p>0.176698</text:p>
              </table:table-cell>
              <table:table-cell office:value-type="float" office:value="0.160735">
                <text:p>0.160735</text:p>
              </table:table-cell>
              <table:table-cell office:value-type="float" office:value="0.238124">
                <text:p>0.23812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196769">
                <text:p>0.196769</text:p>
              </table:table-cell>
              <table:table-cell office:value-type="float" office:value="0.177133">
                <text:p>0.177133</text:p>
              </table:table-cell>
              <table:table-cell office:value-type="float" office:value="0.265735">
                <text:p>0.26573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230652">
                <text:p>0.230652</text:p>
              </table:table-cell>
              <table:table-cell office:value-type="float" office:value="0.196272">
                <text:p>0.196272</text:p>
              </table:table-cell>
              <table:table-cell office:value-type="float" office:value="0.293651">
                <text:p>0.29365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234864">
                <text:p>0.234864</text:p>
              </table:table-cell>
              <table:table-cell office:value-type="float" office:value="0.215478">
                <text:p>0.215478</text:p>
              </table:table-cell>
              <table:table-cell office:value-type="float" office:value="0.323915">
                <text:p>0.3239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266903">
                <text:p>0.266903</text:p>
              </table:table-cell>
              <table:table-cell office:value-type="float" office:value="0.234043">
                <text:p>0.234043</text:p>
              </table:table-cell>
              <table:table-cell office:value-type="float" office:value="0.348702">
                <text:p>0.3487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285575">
                <text:p>0.285575</text:p>
              </table:table-cell>
              <table:table-cell office:value-type="float" office:value="0.25521">
                <text:p>0.25521</text:p>
              </table:table-cell>
              <table:table-cell office:value-type="float" office:value="0.379803">
                <text:p>0.37980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38363">
                <text:p>0.338363</text:p>
              </table:table-cell>
              <table:table-cell office:value-type="float" office:value="0.278203">
                <text:p>0.278203</text:p>
              </table:table-cell>
              <table:table-cell office:value-type="float" office:value="0.411126">
                <text:p>0.41112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42852">
                <text:p>0.342852</text:p>
              </table:table-cell>
              <table:table-cell office:value-type="float" office:value="0.306868">
                <text:p>0.306868</text:p>
              </table:table-cell>
              <table:table-cell office:value-type="float" office:value="0.449277">
                <text:p>0.44927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79765">
                <text:p>0.379765</text:p>
              </table:table-cell>
              <table:table-cell office:value-type="float" office:value="0.325457">
                <text:p>0.325457</text:p>
              </table:table-cell>
              <table:table-cell office:value-type="float" office:value="0.497701">
                <text:p>0.49770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42813">
                <text:p>0.42813</text:p>
              </table:table-cell>
              <table:table-cell office:value-type="float" office:value="0.352531">
                <text:p>0.352531</text:p>
              </table:table-cell>
              <table:table-cell office:value-type="float" office:value="0.525194">
                <text:p>0.52519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39286">
                <text:p>0.439286</text:p>
              </table:table-cell>
              <table:table-cell office:value-type="float" office:value="0.381538">
                <text:p>0.381538</text:p>
              </table:table-cell>
              <table:table-cell office:value-type="float" office:value="0.563277">
                <text:p>0.56327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500677">
                <text:p>0.500677</text:p>
              </table:table-cell>
              <table:table-cell office:value-type="float" office:value="0.408676">
                <text:p>0.408676</text:p>
              </table:table-cell>
              <table:table-cell office:value-type="float" office:value="0.609825">
                <text:p>0.60982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605514">
                <text:p>0.605514</text:p>
              </table:table-cell>
              <table:table-cell office:value-type="float" office:value="0.452633">
                <text:p>0.452633</text:p>
              </table:table-cell>
              <table:table-cell office:value-type="float" office:value="0.673285">
                <text:p>0.67328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581914">
                <text:p>0.581914</text:p>
              </table:table-cell>
              <table:table-cell office:value-type="float" office:value="0.471156">
                <text:p>0.471156</text:p>
              </table:table-cell>
              <table:table-cell office:value-type="float" office:value="0.705794">
                <text:p>0.70579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591098">
                <text:p>0.591098</text:p>
              </table:table-cell>
              <table:table-cell office:value-type="float" office:value="0.507967">
                <text:p>0.507967</text:p>
              </table:table-cell>
              <table:table-cell office:value-type="float" office:value="0.775561">
                <text:p>0.77556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674339">
                <text:p>0.674339</text:p>
              </table:table-cell>
              <table:table-cell office:value-type="float" office:value="0.542254">
                <text:p>0.542254</text:p>
              </table:table-cell>
              <table:table-cell office:value-type="float" office:value="0.815906">
                <text:p>0.81590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760024">
                <text:p>0.760024</text:p>
              </table:table-cell>
              <table:table-cell office:value-type="float" office:value="0.715496">
                <text:p>0.715496</text:p>
              </table:table-cell>
              <table:table-cell office:value-type="float" office:value="0.860636">
                <text:p>0.86063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748514">
                <text:p>0.748514</text:p>
              </table:table-cell>
              <table:table-cell office:value-type="float" office:value="0.61606">
                <text:p>0.61606</text:p>
              </table:table-cell>
              <table:table-cell office:value-type="float" office:value="0.943015">
                <text:p>0.94301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801801">
                <text:p>0.801801</text:p>
              </table:table-cell>
              <table:table-cell office:value-type="float" office:value="0.702615">
                <text:p>0.702615</text:p>
              </table:table-cell>
              <table:table-cell office:value-type="float" office:value="0.976518">
                <text:p>0.97651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872566">
                <text:p>0.872566</text:p>
              </table:table-cell>
              <table:table-cell office:value-type="float" office:value="0.826605">
                <text:p>0.826605</text:p>
              </table:table-cell>
              <table:table-cell office:value-type="float" office:value="1.08125">
                <text:p>1.081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19685">
                <text:p>1.19685</text:p>
              </table:table-cell>
              <table:table-cell office:value-type="float" office:value="0.785621">
                <text:p>0.785621</text:p>
              </table:table-cell>
              <table:table-cell office:value-type="float" office:value="1.21223">
                <text:p>1.2122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.13833">
                <text:p>1.13833</text:p>
              </table:table-cell>
              <table:table-cell office:value-type="float" office:value="0.906108">
                <text:p>0.906108</text:p>
              </table:table-cell>
              <table:table-cell office:value-type="float" office:value="1.31621">
                <text:p>1.3162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.06493">
                <text:p>1.06493</text:p>
              </table:table-cell>
              <table:table-cell office:value-type="float" office:value="0.936647">
                <text:p>0.936647</text:p>
              </table:table-cell>
              <table:table-cell office:value-type="float" office:value="1.37964">
                <text:p>1.3796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.20056">
                <text:p>1.20056</text:p>
              </table:table-cell>
              <table:table-cell office:value-type="float" office:value="0.885359">
                <text:p>0.885359</text:p>
              </table:table-cell>
              <table:table-cell office:value-type="float" office:value="1.41396">
                <text:p>1.4139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.14473">
                <text:p>1.14473</text:p>
              </table:table-cell>
              <table:table-cell office:value-type="float" office:value="0.93416">
                <text:p>0.93416</text:p>
              </table:table-cell>
              <table:table-cell office:value-type="float" office:value="1.40158">
                <text:p>1.4015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21448">
                <text:p>1.21448</text:p>
              </table:table-cell>
              <table:table-cell office:value-type="float" office:value="0.985192">
                <text:p>0.985192</text:p>
              </table:table-cell>
              <table:table-cell office:value-type="float" office:value="1.47626">
                <text:p>1.4762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26103">
                <text:p>1.26103</text:p>
              </table:table-cell>
              <table:table-cell office:value-type="float" office:value="1.05412">
                <text:p>1.05412</text:p>
              </table:table-cell>
              <table:table-cell office:value-type="float" office:value="1.55224">
                <text:p>1.5522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.37026">
                <text:p>1.37026</text:p>
              </table:table-cell>
              <table:table-cell office:value-type="float" office:value="1.09639">
                <text:p>1.09639</text:p>
              </table:table-cell>
              <table:table-cell office:value-type="float" office:value="1.64421">
                <text:p>1.6442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45337">
                <text:p>1.45337</text:p>
              </table:table-cell>
              <table:table-cell office:value-type="float" office:value="1.15388">
                <text:p>1.15388</text:p>
              </table:table-cell>
              <table:table-cell office:value-type="float" office:value="1.73963">
                <text:p>1.7396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55409">
                <text:p>1.55409</text:p>
              </table:table-cell>
              <table:table-cell office:value-type="float" office:value="1.27164">
                <text:p>1.27164</text:p>
              </table:table-cell>
              <table:table-cell office:value-type="float" office:value="1.89515">
                <text:p>1.89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